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1.75cm" fo:min-width="6.9cm"/>
    </style:style>
    <style:style style:name="gr2" style:family="graphic" style:parent-style-name="standard">
      <style:graphic-properties draw:textarea-horizontal-align="justify" draw:textarea-vertical-align="middle" draw:auto-grow-height="false" fo:min-height="10.55cm" fo:min-width="2.3cm"/>
    </style:style>
    <style:style style:name="gr3" style:family="graphic" style:parent-style-name="standard">
      <style:graphic-properties draw:textarea-horizontal-align="justify" draw:textarea-vertical-align="middle" draw:auto-grow-height="false" fo:min-height="1.443cm" fo:min-width="24.6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textarea-horizontal-align="justify" draw:textarea-vertical-align="middle" draw:auto-grow-height="false" fo:min-height="0.862cm" fo:min-width="7.278cm" fo:wrap-option="no-wrap"/>
    </style:style>
    <style:style style:name="gr6" style:family="graphic" style:parent-style-name="standard">
      <style:graphic-properties draw:textarea-horizontal-align="justify" draw:textarea-vertical-align="middle" draw:auto-grow-height="false" fo:min-height="0.862cm" fo:min-width="4.686cm" fo:wrap-option="no-wrap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7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9.763cm"/>
    </style:style>
    <style:style style:name="pr5" style:family="presentation" style:parent-style-name="Default-title">
      <style:graphic-properties draw:fill="solid" draw:fill-color="#e6e6ff" fo:min-height="2.2cm"/>
    </style:style>
    <style:style style:name="pr6" style:family="presentation" style:parent-style-name="Default-title">
      <style:graphic-properties draw:fill="solid" draw:fill-color="#ccffff" fo:min-height="1.8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20.16cm" style:use-optimal-column-width="false"/>
    </style:style>
    <style:style style:name="co3" style:family="table-column">
      <style:table-column-properties style:column-width="2.197cm" style:use-optimal-column-width="false"/>
    </style:style>
    <style:style style:name="co4" style:family="table-column">
      <style:table-column-properties style:column-width="2.212cm" style:use-optimal-column-width="false"/>
    </style:style>
    <style:style style:name="co5" style:family="table-column">
      <style:table-column-properties style:column-width="2.198cm" style:use-optimal-column-width="false"/>
    </style:style>
    <style:style style:name="co6" style:family="table-column">
      <style:table-column-properties style:column-width="2.215cm" style:use-optimal-column-width="false"/>
    </style:style>
    <style:style style:name="co7" style:family="table-column">
      <style:table-column-properties style:column-width="3.794cm" style:use-optimal-column-width="false"/>
    </style:style>
    <style:style style:name="co8" style:family="table-column">
      <style:table-column-properties style:column-width="2.106cm" style:use-optimal-column-width="false"/>
    </style:style>
    <style:style style:name="co9" style:family="table-column">
      <style:table-column-properties style:column-width="4.508cm" style:use-optimal-column-width="false"/>
    </style:style>
    <style:style style:name="co10" style:family="table-column">
      <style:table-column-properties style:column-width="1.987cm" style:use-optimal-column-width="false"/>
    </style:style>
    <style:style style:name="co11" style:family="table-column">
      <style:table-column-properties style:column-width="2.939cm" style:use-optimal-column-width="false"/>
    </style:style>
    <style:style style:name="co12" style:family="table-column">
      <style:table-column-properties style:column-width="2.41cm" style:use-optimal-column-width="false"/>
    </style:style>
    <style:style style:name="co13" style:family="table-column">
      <style:table-column-properties style:column-width="2.407cm" style:use-optimal-column-width="false"/>
    </style:style>
    <style:style style:name="ro1" style:family="table-row">
      <style:table-row-properties style:row-height="3.506cm"/>
    </style:style>
    <style:style style:name="ro2" style:family="table-row">
      <style:table-row-properties style:row-height="1.089cm"/>
    </style:style>
    <style:style style:name="ro3" style:family="table-row">
      <style:table-row-properties style:row-height="0.972cm"/>
    </style:style>
    <style:style style:name="ro4" style:family="table-row">
      <style:table-row-properties style:row-height="2.074cm"/>
    </style:style>
    <style:style style:name="ro5" style:family="table-row">
      <style:table-row-properties style:row-height="2.073cm"/>
    </style:style>
    <style:style style:name="ro6" style:family="table-row">
      <style:table-row-properties style:row-height="1.813cm"/>
    </style:style>
    <style:style style:name="ro7" style:family="table-row">
      <style:table-row-properties style:row-height="1.773cm"/>
    </style:style>
    <style:style style:name="ro8" style:family="table-row">
      <style:table-row-properties style:row-height="1.213cm"/>
    </style:style>
    <style:style style:name="ro9" style:family="table-row">
      <style:table-row-properties style:row-height="1.906cm"/>
    </style:style>
    <style:style style:name="ro10" style:family="table-row">
      <style:table-row-properties style:row-height="1.999cm"/>
    </style:style>
    <style:style style:name="ro11" style:family="table-row">
      <style:table-row-properties style:row-height="1.549cm"/>
    </style:style>
    <style:style style:name="ro12" style:family="table-row">
      <style:table-row-properties style:row-height="1.091cm"/>
    </style:style>
    <style:style style:name="ce1" style:family="table-cell">
      <loext:graphic-properties draw:textarea-vertical-align="middle"/>
    </style:style>
    <style:style style:name="ce2" style:family="table-cell">
      <loext:graphic-properties draw:fill-color="#eeeeee"/>
    </style:style>
    <style:style style:name="ce3" style:family="table-cell">
      <loext:graphic-properties draw:fill-color="#999999"/>
    </style:style>
    <style:style style:name="ce4" style:family="table-cell">
      <loext:graphic-properties draw:fill-color="#333333"/>
      <style:paragraph-properties fo:border="0.03pt solid #ffffff"/>
      <style:text-properties fo:font-size="18pt" style:font-size-asian="18pt" style:font-size-complex="18pt"/>
    </style:style>
    <style:style style:name="ce5" style:family="table-cell">
      <loext:graphic-properties draw:fill-color="#cccccc"/>
      <style:paragraph-properties fo:border="0.03pt solid #ffffff"/>
      <style:text-properties fo:font-size="18pt" style:font-size-asian="18pt" style:font-size-complex="18pt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e6e6ff"/>
    </style:style>
    <style:style style:name="P4" style:family="paragraph">
      <loext:graphic-properties draw:fill="solid" draw:fill-color="#ccffff"/>
    </style:style>
    <style:style style:name="P5" style:family="paragraph">
      <style:paragraph-properties fo:text-align="center"/>
      <style:text-properties style:text-line-through-style="none" style:text-line-through-type="none" fo:font-family="'Liberation Sans'" style:font-family-generic="swiss" style:font-pitch="variable" fo:font-size="12pt" fo:font-style="normal" style:text-underline-style="none" fo:font-weight="normal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694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75cm" svg:x="1.4cm" svg:y="4.343cm" presentation:class="subtitle" presentation:placeholder="true" presentation:user-transformed="true">
          <draw:text-box/>
        </draw:frame>
        <draw:frame draw:style-name="standard" draw:layer="layout" svg:width="25.198cm" svg:height="3.505cm" svg:x="1.421cm" svg:y="0.954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DEV</text:p>
              </table:table-cell>
              <table:table-cell table:style-name="gray3"/>
            </table:table-row>
          </table:table>
          <draw:image xlink:href="Pictures/TablePreview1.svm" xlink:type="simple" xlink:show="embed" xlink:actuate="onLoad"/>
        </draw:frame>
        <draw:custom-shape draw:style-name="gr1" draw:text-style-name="P2" draw:layer="layout" svg:width="7.4cm" svg:height="2cm" svg:x="6.8cm" svg:y="1.8cm">
          <text:p text:style-name="P2">Process</text:p>
          <draw:enhanced-geometry svg:viewBox="0 0 21600 21600" draw:type="rectangle" draw:enhanced-path="M 0 0 L 21600 0 21600 21600 0 21600 0 0 Z N"/>
        </draw:custom-shape>
        <draw:frame draw:style-name="standard" draw:layer="layout" svg:width="21.984cm" svg:height="5.444cm" svg:x="4.6cm" svg:y="4.405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1.996cm" svg:height="5.118cm" svg:x="4.6cm" svg:y="10.08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3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5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custom-shape draw:style-name="gr2" draw:text-style-name="P2" draw:layer="layout" svg:width="2.8cm" svg:height="10.8cm" svg:x="1.6cm" svg:y="4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2" draw:layer="layout" svg:width="25.199cm" svg:height="1.693cm" svg:x="1.397cm" svg:y="15.4cm">
          <text:p/>
          <draw:enhanced-geometry svg:viewBox="0 0 21600 21600" draw:mirror-horizontal="tru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  <officeooo:annotation svg:x="13.763cm" svg:y="1.978cm">
          <dc:date>2017-02-05T13:19:33</dc:date>
          <text:p>Button</text:p>
        </officeooo:annotation>
        <officeooo:annotation svg:x="25.817cm" svg:y="4.677cm">
          <dc:date>2017-02-05T13:20:02</dc:date>
          <text:p>Grid</text:p>
        </officeooo:annotation>
        <officeooo:annotation svg:x="6.067cm" svg:y="0.989cm">
          <dc:date>2017-02-05T13:20:14</dc:date>
          <text:p>Label</text:p>
        </officeooo:annotation>
        <officeooo:annotation svg:x="26.123cm" svg:y="10.079cm">
          <dc:date>2017-02-05T13:20:28</dc:date>
          <text:p>Grid</text:p>
        </officeooo:annotation>
        <officeooo:annotation svg:x="4.036cm" svg:y="4.436cm">
          <dc:date>2017-02-05T13:21:46</dc:date>
          <text:p>Left hand panel</text:p>
          <text:p>Maybe a layout?</text:p>
        </officeooo:annotation>
        <officeooo:annotation svg:x="26.164cm" svg:y="15.474cm">
          <dc:date>2017-02-05T13:22:57</dc:date>
          <text:p>A footer – maybe a layout</text:p>
          <text:p>(horizontal?)</text:p>
        </officeooo:annotation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2.75cm" svg:x="1.4cm" svg:y="4.343cm" presentation:class="subtitle" presentation:user-transformed="true">
          <draw:text-box>
            <text:p>Result</text:p>
          </draw:text-box>
        </draw:frame>
        <draw:frame draw:style-name="standard" draw:layer="layout" svg:width="25.198cm" svg:height="3.505cm" svg:x="1.401cm" svg:y="0.83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DEV</text:p>
              </table:table-cell>
              <table:table-cell table:style-name="gray3"/>
            </table:table-row>
          </table:table>
          <draw:image xlink:href="Pictures/TablePreview4.svm" xlink:type="simple" xlink:show="embed" xlink:actuate="onLoad"/>
        </draw:frame>
        <draw:custom-shape draw:style-name="gr1" draw:text-style-name="P2" draw:layer="layout" svg:width="7.4cm" svg:height="2cm" svg:x="6.8cm" svg:y="1.8cm">
          <text:p text:style-name="P2">Process</text:p>
          <draw:enhanced-geometry svg:viewBox="0 0 21600 21600" draw:type="rectangle" draw:enhanced-path="M 0 0 L 21600 0 21600 21600 0 21600 0 0 Z N"/>
        </draw:custom-shape>
        <draw:frame draw:style-name="standard" draw:layer="layout" svg:width="12.394cm" svg:height="5.444cm" svg:x="4.6cm" svg:y="4.405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2" table:default-cell-style-name="ce2">
              <table:table-cell>
                <text:p>Market Cap</text:p>
              </table:table-cell>
              <table:table-cell table:style-name="ce3"/>
              <table:table-cell/>
              <table:table-cell table:style-name="ce3"/>
            </table:table-row>
            <table:table-row table:style-name="ro2" table:default-cell-style-name="ce2">
              <table:table-cell>
                <text:p>PE</text:p>
              </table:table-cell>
              <table:table-cell table:style-name="ce3"/>
              <table:table-cell/>
              <table:table-cell table:style-name="ce3"/>
            </table:table-row>
            <table:table-row table:style-name="ro2" table:default-cell-style-name="ce2">
              <table:table-cell>
                <text:p>PEG</text:p>
              </table:table-cell>
              <table:table-cell table:style-name="ce3"/>
              <table:table-cell/>
              <table:table-cell table:style-name="ce3"/>
            </table:table-row>
            <table:table-row table:style-name="ro2" table:default-cell-style-name="ce2">
              <table:table-cell>
                <text:p>Book/value</text:p>
              </table:table-cell>
              <table:table-cell table:style-name="ce3"/>
              <table:table-cell/>
              <table:table-cell table:style-name="ce3"/>
            </table:table-row>
            <table:table-row table:style-name="ro2" table:default-cell-style-name="ce2">
              <table:table-cell/>
              <table:table-cell table:style-name="ce3"/>
              <table:table-cell/>
              <table:table-cell table:style-name="ce3"/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21.996cm" svg:height="4.798cm" svg:x="4.6cm" svg:y="11.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6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7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8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2.938cm" svg:height="11.45cm" svg:x="1.493cm" svg:y="4.474cm">
          <table:table table:template-name="default" table:use-first-row-styles="true" table:use-banding-rows-styles="true">
            <table:table-column table:style-name="co11"/>
            <table:table-row table:style-name="ro9">
              <table:table-cell table:style-name="ce4"/>
            </table:table-row>
            <table:table-row table:style-name="ro10">
              <table:table-cell table:style-name="ce5"/>
            </table:table-row>
            <table:table-row table:style-name="ro10">
              <table:table-cell table:style-name="ce4"/>
            </table:table-row>
            <table:table-row table:style-name="ro10">
              <table:table-cell table:style-name="ce4"/>
            </table:table-row>
            <table:table-row table:style-name="ro10">
              <table:table-cell table:style-name="ce4"/>
            </table:table-row>
            <table:table-row table:style-name="ro11">
              <table:table-cell table:style-name="ce4"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rocessBtn" form:control-implementation="ooo:com.sun.star.form.component.CommandButton" xml:id="control1" form:id="control1" form:label="Process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presentation:style-name="pr4" draw:layer="layout" svg:width="17.4cm" svg:height="19.763cm" svg:x="1.4cm" svg:y="0.837cm" presentation:class="title" presentation:user-transformed="true">
          <draw:text-box>
            <text:p><text:line-break/></text:p>
          </draw:text-box>
        </draw:frame>
        <draw:custom-shape draw:style-name="gr5" draw:text-style-name="P2" draw:layer="layout" svg:width="8.4cm" svg:height="1.2cm" svg:x="19.6cm" svg:y="3cm">
          <text:p text:style-name="P2">Vertical Layout: content</text:p>
          <draw:enhanced-geometry svg:viewBox="0 0 21600 21600" draw:text-areas="800 800 20800 20800" draw:type="round-rectangular-callout" draw:modifiers="-2087.75145815974 8165.195670274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5" draw:text-style-name="P3" draw:layer="layout" svg:width="17cm" svg:height="2.2cm" svg:x="1.52cm" svg:y="1cm" presentation:class="title" presentation:placeholder="true" presentation:user-transformed="true">
          <draw:text-box/>
        </draw:frame>
        <draw:custom-shape draw:style-name="gr5" draw:text-style-name="P2" draw:layer="layout" svg:width="8.4cm" svg:height="1.2cm" svg:x="19.4cm" svg:y="1cm">
          <text:p text:style-name="P2">Horizontal Layout: top</text:p>
          <draw:enhanced-geometry svg:viewBox="0 0 21600 21600" draw:text-areas="800 800 20800 20800" draw:type="round-rectangular-callout" draw:modifiers="-2087.75145815974 8165.195670274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presentation:style-name="pr6" draw:text-style-name="P4" draw:layer="layout" svg:width="2.4cm" svg:height="1.8cm" svg:x="1.6cm" svg:y="1.2cm" presentation:class="title" presentation:user-transformed="true">
          <draw:text-box>
            <text:p><text:span text:style-name="T1">Env</text:span></text:p>
          </draw:text-box>
        </draw:frame>
        <draw:custom-shape draw:style-name="gr6" draw:text-style-name="P2" draw:layer="layout" svg:width="5.6cm" svg:height="1.2cm" svg:x="20cm" svg:y="4.4cm">
          <text:p text:style-name="P2">Label:envLbl</text:p>
          <draw:enhanced-geometry svg:viewBox="0 0 21600 21600" draw:text-areas="800 800 20800 20800" draw:type="round-rectangular-callout" draw:modifiers="-3023.46009641135 10269.44213155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ontrol draw:name="ProcessBtn" draw:style-name="standard" draw:text-style-name="P5" draw:layer="controls" svg:width="6cm" svg:height="1.6cm" svg:x="4.266cm" svg:y="1.293cm" draw:control="control1"/>
        <draw:frame draw:style-name="standard" draw:layer="layout" svg:width="16.866cm" svg:height="5.446cm" svg:x="1.533cm" svg:y="3.591cm">
          <table:table table:template-name="default" table:use-first-row-styles="true" table:use-banding-rows-styles="true"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3"/>
            <table:table-row table:style-name="ro2" table:default-cell-style-name="gray3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12" table:default-cell-style-name="gray1"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line draw:style-name="gr7" draw:text-style-name="P6" draw:layer="layout" svg:x1="19.2cm" svg:y1="5cm" svg:x2="4cm" svg:y2="3cm">
          <text:p/>
        </draw:lin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solid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solid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2T22:30:59.732000000</meta:creation-date>
    <dc:date>2017-02-07T21:02:37.071000000</dc:date>
    <meta:editing-duration>P2DT4H32M8S</meta:editing-duration>
    <meta:editing-cycles>5</meta:editing-cycles>
    <meta:generator>LibreOffice/5.1.5.2$Windows_X86_64 LibreOffice_project/7a864d8825610a8c07cfc3bc01dd4fce6a9447e5</meta:generator>
    <meta:document-statistic meta:object-count="51"/>
  </office:meta>
</office:document-meta>
</file>